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319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4366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“z type”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a mistake, it’s 4.7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cap that was replac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funky square cap by the transisto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condense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Replacement (min 25V, UPW)</text:p>
          </table:table-cell>
          <table:table-cell office:value-type="string" calcext:value-type="string">
            <text:p>Better replacement (pin spacing/size)</text:p>
          </table:table-cell>
          <table:table-cell office:value-type="string" calcext:value-type="string">
            <text:p>Film replacement</text:p>
          </table:table-cell>
          <table:table-cell office:value-type="string" calcext:value-type="string">
            <text:p>Better replacement (“Z type”)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W1E470MD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W1E101MED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PW1E100MDD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z type”</text:p>
          </table:table-cell>
          <table:table-cell table:style-name="ce3" office:value-type="string" calcext:value-type="string">
            <text:p>UPW1E470MDD</text:p>
          </table:table-cell>
          <table:table-cell table:number-columns-repeated="2"/>
          <table:table-cell office:value-type="string" calcext:value-type="string">
            <text:p>UKL1V470KPDA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PW1E101ME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W1E470MD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W1E221MP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PW1E101ME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PW1E100MD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UPW1E4R7MDD</text:p>
          </table:table-cell>
          <table:table-cell/>
          <table:table-cell office:value-type="string" calcext:value-type="string">
            <text:p>MKS2B043301H00JSS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UPW1E4R7MDD</text:p>
          </table:table-cell>
          <table:table-cell/>
          <table:table-cell office:value-type="string" calcext:value-type="string">
            <text:p>MKS2B044701K00JSS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W1E220MD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se is the cap that was replaced</text:p>
          </table:table-cell>
          <table:table-cell office:value-type="string" calcext:value-type="string">
            <text:p>UPW1V101MP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UPW1V102MHD</text:p>
          </table:table-cell>
          <table:table-cell office:value-type="string" calcext:value-type="string">
            <text:p>UPW1H102MHD1CV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se is the funky square cap by the transistors</text:p>
          </table:table-cell>
          <table:table-cell office:value-type="string" calcext:value-type="string">
            <text:p>UPW1V100MD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aw.A2:raw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4:44:21.442450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3:17:13.166967243</meta:creation-date>
    <dc:date>2020-08-30T23:29:53.990308447</dc:date>
    <meta:editing-duration>P2DT9H4M52S</meta:editing-duration>
    <meta:editing-cycles>8</meta:editing-cycles>
    <meta:generator>LibreOffice/6.4.3.2$Linux_X86_64 LibreOffice_project/40$Build-2</meta:generator>
    <meta:document-statistic meta:table-count="2" meta:cell-count="176" meta:object-count="0"/>
  </office:meta>
</office:document-meta>
</file>